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rsid="001ea707" officeooo:paragraph-rsid="001ea707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officeooo:rsid="001efdc0" officeooo:paragraph-rsid="001efdc0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21a99a"/>
    </style:style>
    <style:style style:name="P4" style:family="paragraph" style:parent-style-name="Standard">
      <style:text-properties officeooo:rsid="0021a99a" officeooo:paragraph-rsid="0021a99a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fdc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0b920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1a99a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1a99a" style:font-style-asian="italic" style:font-weight-asian="bold" style:font-style-complex="italic" style:font-weight-complex="bold"/>
    </style:style>
    <style:style style:name="T8" style:family="text">
      <style:text-properties officeooo:rsid="001efd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ouch &lt;file name.extension&gt; <text:span text:style-name="T1">This will create a file with the extension name</text:span></text:p>
      <text:p text:style-name="P1"><text:span text:style-name="T1">2. </text:span><text:span text:style-name="T8">echo &lt;“string to print out”&gt; </text:span><text:span text:style-name="T2">This command is use to print string to the terminal.</text:span></text:p>
      <text:p text:style-name="P2"><text:span text:style-name="T1">3. </text:span><text:span text:style-name="T3">Variables are divided into two; 1. System variable 2. user define variables. System variables are created and maintain by the linux OS, this are the predefined variables. The user variables are created and maintain by users. </text:span><text:span text:style-name="T4">The user variable is most time represented using lower case while the system variable uses upper case.</text:span></text:p>
      <text:p text:style-name="P3"><text:span text:style-name="T3">4. </text:span><text:span text:style-name="T7">$BASH</text:span><text:span text:style-name="T4"> this is example of system variable that tell the location of bash on your machine</text:span></text:p>
      <text:p text:style-name="P4"><text:span text:style-name="T1">5. </text:span><text:span text:style-name="T6">$BASH_VERSION </text:span><text:span text:style-name="T1">This tell the bash version on the machine</text:span></text:p>
      <text:p text:style-name="P4"><text:span text:style-name="T1">6. </text:span><text:span text:style-name="T6">$HOME </text:span><text:span text:style-name="T1">This gives the home directory</text:span></text:p>
      <text:p text:style-name="P4"><text:span text:style-name="T1">7. </text:span><text:span text:style-name="T6">$PWD</text:span><text:span text:style-name="T1"> This gives the working directory</text:span></text:p>
      <text:p text:style-name="P4"><text:span text:style-name="T1">8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00:39:42.332486809</meta:creation-date>
    <meta:generator>LibreOffice/6.4.7.2$Linux_X86_64 LibreOffice_project/40$Build-2</meta:generator>
    <dc:date>2022-12-20T12:22:18.366803224</dc:date>
    <meta:editing-duration>PT11H21M12S</meta:editing-duration>
    <meta:editing-cycles>2</meta:editing-cycles>
    <meta:document-statistic meta:table-count="0" meta:image-count="0" meta:object-count="0" meta:page-count="1" meta:paragraph-count="8" meta:word-count="125" meta:character-count="721" meta:non-whitespace-character-count="603"/>
  </office:meta>
</office:document-meta>
</file>